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7.702cm" fo:margin-left="-0.042cm" table:align="left"/>
    </style:style>
    <style:style style:name="Tableau1.A" style:family="table-column">
      <style:table-column-properties style:column-width="13.891cm"/>
    </style:style>
    <style:style style:name="Tableau1.B" style:family="table-column">
      <style:table-column-properties style:column-width="13.811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13.85cm" style:rel-column-width="32767*"/>
    </style:style>
    <style:style style:name="Tableau2.B" style:family="table-column">
      <style:table-column-properties style:column-width="13.85cm" style:rel-column-width="32768*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27.7cm" table:align="margins"/>
    </style:style>
    <style:style style:name="Tableau3.A" style:family="table-column">
      <style:table-column-properties style:column-width="13.85cm" style:rel-column-width="32767*"/>
    </style:style>
    <style:style style:name="Tableau3.B" style:family="table-column">
      <style:table-column-properties style:column-width="13.8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27.675cm" table:align="left"/>
    </style:style>
    <style:style style:name="Tableau4.A" style:family="table-column">
      <style:table-column-properties style:column-width="2.011cm"/>
    </style:style>
    <style:style style:name="Tableau4.B" style:family="table-column">
      <style:table-column-properties style:column-width="10.98cm"/>
    </style:style>
    <style:style style:name="Tableau4.C" style:family="table-column">
      <style:table-column-properties style:column-width="1.588cm"/>
    </style:style>
    <style:style style:name="Tableau4.D" style:family="table-column">
      <style:table-column-properties style:column-width="1.693cm"/>
    </style:style>
    <style:style style:name="Tableau4.E" style:family="table-column">
      <style:table-column-properties style:column-width="0.873cm"/>
    </style:style>
    <style:style style:name="Tableau4.F" style:family="table-column">
      <style:table-column-properties style:column-width="2.831cm"/>
    </style:style>
    <style:style style:name="Tableau4.G" style:family="table-column">
      <style:table-column-properties style:column-width="1.535cm"/>
    </style:style>
    <style:style style:name="Tableau4.H" style:family="table-column">
      <style:table-column-properties style:column-width="2.725cm"/>
    </style:style>
    <style:style style:name="Tableau4.I" style:family="table-column">
      <style:table-column-properties style:column-width="3.44cm"/>
    </style:style>
    <style:style style:name="Tableau4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I1" style:family="table-cell">
      <style:table-cell-properties fo:background-color="#ffffff" fo:padding="0.097cm" fo:border="0.05pt solid #000000">
        <style:background-image/>
      </style:table-cell-properties>
    </style:style>
    <style:style style:name="Tableau4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none" fo:border-top="none" fo:border-bottom="0.05pt solid #000000"/>
    </style:style>
    <style:style style:name="Tableau4.F3" style:family="table-cell">
      <style:table-cell-properties fo:padding="0.097cm" fo:border-left="0.05pt solid #000000" fo:border-right="none" fo:border-top="none" fo:border-bottom="0.05pt solid #000000"/>
    </style:style>
    <style:style style:name="Tableau4.G3" style:family="table-cell">
      <style:table-cell-properties fo:padding="0.097cm" fo:border-left="0.05pt solid #000000" fo:border-right="none" fo:border-top="none" fo:border-bottom="0.05pt solid #000000"/>
    </style:style>
    <style:style style:name="Tableau4.H3" style:family="table-cell">
      <style:table-cell-properties fo:padding="0.097cm" fo:border-left="0.05pt solid #000000" fo:border-right="none" fo:border-top="none" fo:border-bottom="0.05pt solid #000000"/>
    </style:style>
    <style:style style:name="Tableau4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7.719cm" table:align="right"/>
    </style:style>
    <style:style style:name="Tableau6.A" style:family="table-column">
      <style:table-column-properties style:column-width="4.26cm"/>
    </style:style>
    <style:style style:name="Tableau6.B" style:family="table-column">
      <style:table-column-properties style:column-width="3.459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3" style:family="table-row">
      <style:table-row-properties style:min-row-height="1.051cm"/>
    </style:style>
    <style:style style:name="P1" style:family="paragraph" style:parent-style-name="Footer">
      <style:paragraph-properties fo:text-align="center" style:justify-single-word="false"/>
      <style:text-properties fo:color="#000000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9.60000038146973pt" style:font-weight-asian="normal" style:font-name-complex="Lohit Hindi2" style:font-size-complex="11pt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style style:name="P8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Preformatted_20_Text">
      <style:text-properties fo:font-size="12pt" style:font-size-asian="10.5pt" style:font-size-complex="12pt"/>
    </style:style>
    <style:style style:name="P10" style:family="paragraph" style:parent-style-name="Preformatted_20_Text">
      <style:text-properties fo:font-size="11pt" fo:font-weight="normal" style:font-size-asian="9.60000038146973pt" style:font-weight-asian="normal" style:font-size-complex="11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12" style:family="paragraph" style:parent-style-name="Table_20_Contents"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13" style:family="paragraph" style:parent-style-name="Table_20_Contents"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5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9" style:family="paragraph" style:parent-style-name="Table_20_Contents"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[mysoc.nom]</text:p>
          </table:table-cell>
          <table:table-cell table:style-name="Tableau1.A1" office:value-type="string">
            <text:p text:style-name="P14">[langs.trans(Order)]</text:p>
            <text:p text:style-name="P14">[langs.trans(Reference)] : [doc.ref]</text:p>
            <text:p text:style-name="P11">[langs.trans(OrderDate)] : [doc.date_commande_fr;magnet=text:p]</text:p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2">[langs.trans(BillFrom)] :</text:p>
          </table:table-cell>
          <table:table-cell table:style-name="Tableau2.B1" office:value-type="string">
            <text:p text:style-name="P12">[langs.trans(BillTo)] :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3">[contact.CUSTOMER.civility] [contact.CUSTOMER.firstname] [contact.CUSTOMER.lastname;magnet=text:p]</text:p>
            <text:p text:style-name="P19">[langs.trans(PhoneNumber)] : [contact.CUSTOMER.phone;magnet=text:p]</text:p>
            <text:p text:style-name="P12"/>
            <text:p text:style-name="P13">[societe.name]</text:p>
            <text:p text:style-name="P15">[societe.address]</text:p>
            <text:p text:style-name="P15">[societe.zip] [societe.town]</text:p>
            <text:p text:style-name="P6">[societe.country]</text:p>
          </table:table-cell>
          <table:table-cell table:style-name="Tableau3.A1" office:value-type="string">
            <text:p text:style-name="P4">[mysoc.nom]</text:p>
            <text:p text:style-name="P5"/>
            <text:p text:style-name="P5">[mysoc.address]</text:p>
            <text:p text:style-name="P5">[mysoc.zip] [mysoc.town]</text:p>
            <text:p text:style-name="P5">[mysoc.country]</text:p>
            <text:p text:style-name="P5"/>
            <text:p text:style-name="P5">[langs.trans(PhoneNumber)] : [mysoc.phone]</text:p>
            <text:p text:style-name="P5">[langs.trans(Fax)]: [mysoc.fax]</text:p>
            <text:p text:style-name="P15"/>
          </table:table-cell>
        </table:table-row>
      </table:table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row>
          <table:table-cell table:style-name="Tableau4.A1" office:value-type="string">
            <text:p text:style-name="P16">[langs.trans(Reference)]</text:p>
          </table:table-cell>
          <table:table-cell table:style-name="Tableau4.A1" office:value-type="string">
            <text:p text:style-name="P16">[langs.trans(Designation)]</text:p>
          </table:table-cell>
          <table:table-cell table:style-name="Tableau4.A1" office:value-type="string">
            <text:p text:style-name="P16">[langs.trans(VAT)]</text:p>
          </table:table-cell>
          <table:table-cell table:style-name="Tableau4.A1" office:value-type="string">
            <text:p text:style-name="P16">Unité</text:p>
          </table:table-cell>
          <table:table-cell table:style-name="Tableau4.A1" office:value-type="string">
            <text:p text:style-name="P16">[langs.trans(Qty)]</text:p>
          </table:table-cell>
          <table:table-cell table:style-name="Tableau4.A1" office:value-type="string">
            <text:p text:style-name="P16">[langs.trans(UnitPriceHT)]</text:p>
          </table:table-cell>
          <table:table-cell table:style-name="Tableau4.A1" office:value-type="string">
            <text:p text:style-name="P16">[langs.trans(Discount)]</text:p>
          </table:table-cell>
          <table:table-cell table:style-name="Tableau4.A1" office:value-type="string">
            <text:p text:style-name="P16">Prix Unitaire</text:p>
            <text:p text:style-name="P16">Remisé HT (€)</text:p>
          </table:table-cell>
          <table:table-cell table:style-name="Tableau4.I1" office:value-type="string">
            <text:p text:style-name="P16">[langs.trans(TotalHTShort)]</text:p>
          </table:table-cell>
        </table:table-row>
        <table:table-row>
          <table:table-cell table:style-name="Tableau4.A2" table:number-columns-spanned="9" office:value-type="string">
            <text:p text:style-name="P17">[tab.desc;when [tab.product_type]=9;block=table:table-row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3" office:value-type="string">
            <text:p text:style-name="P15">[tab.product_ref;when [tab.product_type]!=9;block=table:table-row]</text:p>
          </table:table-cell>
          <table:table-cell table:style-name="Tableau4.B3" office:value-type="string">
            <text:p text:style-name="P15">[tab.desc]</text:p>
          </table:table-cell>
          <table:table-cell table:style-name="Tableau4.C3" office:value-type="string">
            <text:p text:style-name="P16">[tab.tva_tx;frm=0,00]</text:p>
          </table:table-cell>
          <table:table-cell table:style-name="Tableau4.D3" office:value-type="string">
            <text:p text:style-name="P16">[tab.tarif_poids] [tab.poids]</text:p>
          </table:table-cell>
          <table:table-cell table:style-name="Tableau4.E3" office:value-type="string">
            <text:p text:style-name="P16">[tab.qty]</text:p>
          </table:table-cell>
          <table:table-cell table:style-name="Tableau4.F3" office:value-type="string">
            <text:p text:style-name="P18">[tab.subprice;frm=0,00]</text:p>
          </table:table-cell>
          <table:table-cell table:style-name="Tableau4.G3" office:value-type="string">
            <text:p text:style-name="P16">[tab.remise_percent]</text:p>
          </table:table-cell>
          <table:table-cell table:style-name="Tableau4.H3" office:value-type="string">
            <text:p text:style-name="P18">[tab.price;frm=0,00]</text:p>
          </table:table-cell>
          <table:table-cell table:style-name="Tableau4.I3" office:value-type="string">
            <text:p text:style-name="P18">[tab.total_ht;frm=0,00]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6">[langs.trans(TotalHTShort)]</text:p>
          </table:table-cell>
          <table:table-cell table:style-name="Tableau6.B1" office:value-type="string">
            <text:p text:style-name="P18">[doc.total_ht;frm=0,00] €</text:p>
          </table:table-cell>
        </table:table-row>
        <table:table-row>
          <table:table-cell table:style-name="Tableau6.A2" office:value-type="string">
            <text:p text:style-name="P16">[langs.trans(TotalVAT)]</text:p>
          </table:table-cell>
          <table:table-cell table:style-name="Tableau6.B2" office:value-type="string">
            <text:p text:style-name="P18">[doc.total_tva;frm=0,00] €</text:p>
          </table:table-cell>
        </table:table-row>
        <table:table-row table:style-name="Tableau6.3">
          <table:table-cell table:style-name="Tableau6.A2" office:value-type="string">
            <text:p text:style-name="P16">[langs.trans(TotalTTCShort)]</text:p>
          </table:table-cell>
          <table:table-cell table:style-name="Tableau6.B2" office:value-type="string">
            <text:p text:style-name="P18">[doc.total_ttc;frm=0,00] €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27.7cm" table:align="margins"/>
    </style:style>
    <style:style style:name="Tableau5.A" style:family="table-column">
      <style:table-column-properties style:column-width="27.7cm" style:rel-column-width="65535*"/>
    </style:style>
    <style:style style:name="Tableau5.A1" style:family="table-cell">
      <style:table-cell-properties fo:padding="0.097cm" fo:border-left="none" fo:border-right="none" fo:border-top="0.05pt solid #000000" fo:border-bottom="0.05pt solid #000000"/>
    </style:style>
    <style:style style:name="MP1" style:family="paragraph" style:parent-style-name="Footer">
      <style:paragraph-properties fo:text-align="center" style:justify-single-word="false"/>
      <style:text-properties fo:color="#000000"/>
    </style:style>
    <style:style style:name="M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MP4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page-layout style:name="Mpm1">
      <style:page-layout-properties fo:page-width="29.7cm" fo:page-height="42cm" style:num-format="1" style:print-orientation="portrait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MP1">Venoms and Toxins – Plant Compounds – Screening Libraries</text:p>
            </table:table-cell>
          </table:table-row>
        </table:table>
        <text:p text:style-name="MP2">[onshow.mysoc.address] – [onshow.mysoc.zip] [onshow.mysoc.town] – [onshow.mysoc.country] – Phone : [onshow.mysoc.phone] – Fax : [onshow.mysoc.fax]</text:p>
        <text:p text:style-name="MP3">[onshow.mysoc.email] – [onshow.mysoc.url]</text:p>
        <text:p text:style-name="MP4"><text:s/>[onshow.mysoc.forme_juridique_code] au capital de [onshow.mysoc.capital] € - [onshow.mysoc.idprof4] – SIRET [onshow.mysoc.idprof2] – N° de TVA : [onshow.mysoc.tva_intra]</text:p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3T17:17:03</dc:date>
    <dc:creator>Geoffrey </dc:creator>
    <meta:generator>LibreOffice/3.5$Linux_X86_64 LibreOffice_project/350m1$Build-2</meta:generator>
    <meta:editing-duration>PT8H43M14S</meta:editing-duration>
    <meta:editing-cycles>108</meta:editing-cycles>
    <meta:document-statistic meta:table-count="6" meta:image-count="0" meta:object-count="0" meta:page-count="1" meta:paragraph-count="48" meta:word-count="111" meta:character-count="1598" meta:non-whitespace-character-count="1534"/>
  </office:meta>
</office:document-meta>
</file>